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2024-0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2023-01-31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2022-01-25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2021-04-22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2021-02-01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2020-01-0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2019-01-14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2018-01-2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2017-01-09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2016-01-04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2015-01-06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2014-01-13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2013-01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2012-01-19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2011-02-01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2010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2009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200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200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200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2005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2004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200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2002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200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2000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9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98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97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96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95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9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9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9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9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90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89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88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87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8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8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84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8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82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8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80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7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7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78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78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78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7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73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71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69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69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69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6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6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6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5105450001</text:p>
          </table:table-cell>
          <table:table-cell office:value-type="string" calcext:value-type="string">
            <text:p>1967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6" meta:object-count="0"/>
    <meta:user-defined meta:name="AppVersion">3.0</meta:user-defined>
  </office:meta>
</office:document-meta>
</file>